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66mm"/>
    </style:style>
    <style:style style:name="co2" style:family="table-column">
      <style:table-column-properties fo:break-before="auto" style:column-width="3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41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RES_NOM</text:p>
          </table:table-cell>
          <table:table-cell table:style-name="Default" office:value-type="string" calcext:value-type="string">
            <text:p>RES_ADRECA</text:p>
          </table:table-cell>
          <table:table-cell office:value-type="string" calcext:value-type="string">
            <text:p>RES_MITJANA</text:p>
          </table:table-cell>
          <table:table-cell office:value-type="string" calcext:value-type="string">
            <text:p>RES_LATITUD</text:p>
          </table:table-cell>
          <table:table-cell office:value-type="string" calcext:value-type="string">
            <text:p>RES_LONGITUD</text:p>
          </table:table-cell>
          <table:table-cell office:value-type="string" calcext:value-type="string">
            <text:p>RES_WEB</text:p>
          </table:table-cell>
          <table:table-cell table:style-name="Default" office:value-type="string" calcext:value-type="string">
            <text:p>RES_TELEFON</text:p>
          </table:table-cell>
          <table:table-cell office:value-type="string" calcext:value-type="string">
            <text:p>RES_TRS_CODI</text:p>
          </table:table-cell>
          <table:table-cell office:value-type="string" calcext:value-type="string">
            <text:p>RES_URL_IMG</text:p>
          </table:table-cell>
        </table:table-row>
        <table:table-row table:style-name="ro2">
          <table:table-cell office:value-type="string" calcext:value-type="string">
            <text:p>Xinos restaurante,  </text:p>
          </table:table-cell>
          <table:table-cell office:value-type="string" calcext:value-type="string">
            <text:p>Camí de la Vileta, 39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8 83 60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Restaurante Pura Louzao </text:p>
          </table:table-cell>
          <table:table-cell office:value-type="string" calcext:value-type="string">
            <text:p>Avenida Argentina, 59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8 83 60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Adrian Quetglas Restaurant </text:p>
          </table:table-cell>
          <table:table-cell office:value-type="string" calcext:value-type="string">
            <text:p>Passeig de Mallorca, 20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8 11 19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Block House </text:p>
          </table:table-cell>
          <table:table-cell office:value-type="string" calcext:value-type="string">
            <text:p>Passeig de Mallorca, 16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43 41 70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OTTIMO </text:p>
          </table:table-cell>
          <table:table-cell office:value-type="string" calcext:value-type="string">
            <text:p>Passeig de Mallorca, 18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71 34 09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Restaurante Café Zanzibar </text:p>
          </table:table-cell>
          <table:table-cell office:value-type="string" calcext:value-type="string">
            <text:p>Plaça de la Navegació, 17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91 89 19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Monolisto </text:p>
          </table:table-cell>
          <table:table-cell office:value-type="string" calcext:value-type="string">
            <text:p>Plaça de la Navegació, 18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91 66 99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Restaurante Hanaita </text:p>
          </table:table-cell>
          <table:table-cell office:value-type="string" calcext:value-type="string">
            <text:p>Plaça de la Navegació, 8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45 20 13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Deliciosa Marta</text:p>
          </table:table-cell>
          <table:table-cell office:value-type="string" calcext:value-type="string">
            <text:p>Carrer de Teodor Llorente, 4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95 93 35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Restaurant Diwali </text:p>
          </table:table-cell>
          <table:table-cell office:value-type="string" calcext:value-type="string">
            <text:p>Carrer Marquès Sénia, 14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95 50 57 40</text:a>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Toloache </text:p>
          </table:table-cell>
          <table:table-cell office:value-type="string" calcext:value-type="string">
            <text:p>Monsenyor Palmer 6 Local 8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51 66 41</text:a>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Simply Delicious </text:p>
          </table:table-cell>
          <table:table-cell office:value-type="string" calcext:value-type="string">
            <text:p>Plaça de la Navegació, 5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00 67 37 22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Restaurante Baisakhi </text:p>
          </table:table-cell>
          <table:table-cell office:value-type="string" calcext:value-type="string">
            <text:p>Av de Gabriel Roca, 8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3 68 06</text:a> 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estaurante Rossini </text:p>
          </table:table-cell>
          <table:table-cell office:value-type="string" calcext:value-type="string">
            <text:p>Carrer del Pi, 6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2 02 35</text:a> 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taurante Maritimo </text:p>
          </table:table-cell>
          <table:table-cell office:value-type="string" calcext:value-type="string">
            <text:p>Passeig Marítim, 1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3 81 92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Bri restaurant </text:p>
          </table:table-cell>
          <table:table-cell office:value-type="string" calcext:value-type="string">
            <text:p>Carrer Reina Maria Cristina, 9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59 59 04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Restaurante Casa Maruka </text:p>
          </table:table-cell>
          <table:table-cell office:value-type="string" calcext:value-type="string">
            <text:p>Carrer de la Reina Maria Cristina, 7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20 02 72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Canela</text:p>
          </table:table-cell>
          <table:table-cell office:value-type="string" calcext:value-type="string">
            <text:p>Carrer Sant Jaume, 13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971 71 03 14</text:a> 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Daikichi </text:p>
          </table:table-cell>
          <table:table-cell table:style-name="Default" office:value-type="string" calcext:value-type="string">
            <text:p>Carrer Cecili Metelo, 3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871 71 27 81</text:a>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table:style-name="Default" office:value-type="string" calcext:value-type="string">
            <text:p>Calixto</text:p>
          </table:table-cell>
          <table:table-cell office:value-type="string" calcext:value-type="string">
            <text:p>Plaça Banc de l'Oli, 14 </text:p>
          </table:table-cell>
          <table:table-cell table:number-columns-repeated="4"/>
          <table:table-cell office:value-type="string" calcext:value-type="string">
            <text:p><text:a xlink:href="https://www.google.es/search?q=restaurantes+palma+de+mallorca&amp;npsic=0&amp;rflfq=1&amp;rlha=0&amp;rllag=39580954,2634159,1149&amp;tbm=lcl&amp;ved=0ahUKEwjUhJCi98fYAhVCshQKHaMoAa0QtgMIJw&amp;tbs=lrf:!2m1!1e2!2m1!1e3!3sIAE,lf:1,lf_ui:9&amp;rldoc=1#" xlink:type="simple">652 55 68 80</text:a> 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8">00/00/0000</text:date>, <text:time style:data-style-name="N2" text:time-value="10:03:58.8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18:21.910000000</meta:creation-date>
    <dc:date>2018-01-08T10:05:27.075000000</dc:date>
    <meta:editing-duration>PT5M44S</meta:editing-duration>
    <meta:editing-cycles>5</meta:editing-cycles>
    <meta:generator>LibreOffice/5.4.1.2$Windows_x86 LibreOffice_project/ea7cb86e6eeb2bf3a5af73a8f7777ac570321527</meta:generator>
    <meta:document-statistic meta:table-count="1" meta:cell-count="89" meta:object-count="0"/>
  </office:meta>
</office:document-meta>
</file>